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451" officeooo:paragraph-rsid="0009e451"/>
    </style:style>
    <style:style style:name="P2" style:family="paragraph" style:parent-style-name="Standard">
      <style:text-properties officeooo:rsid="000c12f6" officeooo:paragraph-rsid="000c12f6"/>
    </style:style>
    <style:style style:name="P3" style:family="paragraph" style:parent-style-name="Standard">
      <style:text-properties officeooo:rsid="000df8db" officeooo:paragraph-rsid="000df8db"/>
    </style:style>
    <style:style style:name="P4" style:family="paragraph" style:parent-style-name="Standard">
      <style:text-properties officeooo:rsid="000e314e" officeooo:paragraph-rsid="000e314e"/>
    </style:style>
    <style:style style:name="P5" style:family="paragraph" style:parent-style-name="Standard">
      <style:text-properties officeooo:rsid="001321e4" officeooo:paragraph-rsid="001321e4"/>
    </style:style>
    <style:style style:name="T1" style:family="text">
      <style:text-properties officeooo:rsid="000df8db"/>
    </style:style>
    <style:style style:name="T2" style:family="text">
      <style:text-properties officeooo:rsid="0014b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épartition des tâches</text:p>
      <text:p text:style-name="P1"/>
      <text:p text:style-name="P3">Dimitri CROSS</text:p>
      <text:p text:style-name="P3">Robin DENEUX-SOUTDE</text:p>
      <text:p text:style-name="P3">Kevin PORQUERES</text:p>
      <text:p text:style-name="P2">Julian <text:span text:style-name="T1">ROYET</text:span></text:p>
      <text:p text:style-name="P3">Cléo SURVILLE</text:p>
      <text:p text:style-name="P3">Nathan SOULIER</text:p>
      <text:p text:style-name="P3"/>
      <text:p text:style-name="P4"/>
      <text:p text:style-name="P4">Journal</text:p>
      <text:p text:style-name="P4"/>
      <text:p text:style-name="P5">Jeudi 12/12</text:p>
      <text:p text:style-name="P5"><text:tab/>-<text:span text:style-name="T2">Prise de connaissance</text:span></text:p>
      <text:p text:style-name="P5"/>
      <text:p text:style-name="P5">Vendredi 13/12</text:p>
      <text:p text:style-name="P5">Lundi 16/12</text:p>
      <text:p text:style-name="P5">Mardi 17/12</text:p>
      <text:p text:style-name="P5">Mercredi 18/12</text:p>
      <text:p text:style-name="P5">Jeudi 19/12</text:p>
      <text:p text:style-name="P5">Vendredi 20/1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33:41.393404044</meta:creation-date>
    <dc:date>2019-12-17T10:16:37.570939437</dc:date>
    <meta:editing-duration>PT40M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3" meta:character-count="224" meta:non-whitespace-character-count="206"/>
  </office:meta>
</office:document-meta>
</file>